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182ab6" officeooo:paragraph-rsid="00182ab6"/>
    </style:style>
    <style:style style:name="P2" style:family="paragraph" style:parent-style-name="Standard">
      <style:text-properties officeooo:rsid="00182ab6" officeooo:paragraph-rsid="00182ab6"/>
    </style:style>
    <style:style style:name="P3" style:family="paragraph" style:parent-style-name="Standard" style:list-style-name="L1">
      <style:text-properties officeooo:rsid="00182ab6" officeooo:paragraph-rsid="00182ab6"/>
    </style:style>
    <style:style style:name="P4" style:family="paragraph" style:parent-style-name="Standard" style:list-style-name="L2">
      <style:text-properties officeooo:rsid="0018f8d5" officeooo:paragraph-rsid="0018f8d5"/>
    </style:style>
    <style:style style:name="P5" style:family="paragraph" style:parent-style-name="Standard" style:list-style-name="L2">
      <style:text-properties officeooo:rsid="0019cec1" officeooo:paragraph-rsid="0019cec1"/>
    </style:style>
    <style:style style:name="P6" style:family="paragraph" style:parent-style-name="Standard" style:list-style-name="L1">
      <style:text-properties officeooo:rsid="001ae5df" officeooo:paragraph-rsid="001ae5df"/>
    </style:style>
    <style:style style:name="P7" style:family="paragraph" style:parent-style-name="Standard">
      <style:text-properties fo:font-weight="bold" officeooo:rsid="00182ab6" officeooo:paragraph-rsid="00182ab6" style:font-weight-asian="bold" style:font-weight-complex="bold"/>
    </style:style>
    <style:style style:name="P8" style:family="paragraph" style:parent-style-name="Standard">
      <style:text-properties fo:font-weight="bold" officeooo:rsid="0018f8d5" officeooo:paragraph-rsid="0018f8d5" style:font-weight-asian="bold" style:font-weight-complex="bold"/>
    </style:style>
    <style:style style:name="P9" style:family="paragraph" style:parent-style-name="Standard">
      <style:text-properties fo:font-size="16pt" fo:font-weight="bold" officeooo:rsid="00182ab6" officeooo:paragraph-rsid="00182ab6" style:font-size-asian="16pt" style:font-weight-asian="bold" style:font-size-complex="16pt" style:font-weight-complex="bold"/>
    </style:style>
    <style:style style:name="T1" style:family="text">
      <style:text-properties officeooo:rsid="0019cec1"/>
    </style:style>
    <style:style style:name="T2" style:family="text">
      <style:text-properties officeooo:rsid="001ae5d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Bref pseudo-code :</text:p>
      <text:p text:style-name="P2"/>
      <text:p text:style-name="P7">Étapes:</text:p>
      <text:list xml:id="list2782217275" text:style-name="L1">
        <text:list-item>
          <text:p text:style-name="P3">repérer la balle et le but</text:p>
        </text:list-item>
        <text:list-item>
          <text:p text:style-name="P6">attendre le coup de sifflet</text:p>
        </text:list-item>
        <text:list-item>
          <text:p text:style-name="P3">se diriger vers la balle</text:p>
        </text:list-item>
        <text:list-item>
          <text:p text:style-name="P3">se positionner pour frapper</text:p>
        </text:list-item>
        <text:list-item>
          <text:p text:style-name="P3">frapper</text:p>
        </text:list-item>
        <text:list-item>
          <text:p text:style-name="P3">attendre la fin de trajectoire</text:p>
        </text:list-item>
        <text:list-item>
          <text:p text:style-name="P6">recommencer</text:p>
        </text:list-item>
      </text:list>
      <text:p text:style-name="P2"/>
      <text:p text:style-name="P8">Thread personnels (pas ceux de la bibliothèques) :</text:p>
      <text:list xml:id="list2111026083" text:style-name="L2">
        <text:list-item>
          <text:p text:style-name="P5">détection de proximité (éviter les collisions)</text:p>
        </text:list-item>
        <text:list-item>
          <text:p text:style-name="P4">contrôle des moteurs</text:p>
        </text:list-item>
        <text:list-item>
          <text:p text:style-name="P4">lecture du tableau de l'image, isolation des informations</text:p>
        </text:list-item>
        <text:list-item>
          <text:p text:style-name="P4">contrôle principal (où en sommes-nous dans les étapes<text:span text:style-name="T1">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82ab6" officeooo:paragraph-rsid="00182ab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e-puck 2 footy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1T09:28:11.602000000</meta:creation-date>
    <dc:date>2020-03-31T09:55:49.223000000</dc:date>
    <meta:editing-duration>PT7M14S</meta:editing-duration>
    <meta:editing-cycles>6</meta:editing-cycles>
    <meta:generator>LibreOffice/6.0.6.2$Windows_X86_64 LibreOffice_project/0c292870b25a325b5ed35f6b45599d2ea4458e77</meta:generator>
    <meta:document-statistic meta:table-count="0" meta:image-count="0" meta:object-count="0" meta:page-count="1" meta:paragraph-count="15" meta:word-count="78" meta:character-count="429" meta:non-whitespace-character-count="377"/>
  </office:meta>
</office:document-meta>
</file>